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fo:language="en" fo:country="US" fo:font-weight="normal" officeooo:rsid="001a29f0" officeooo:paragraph-rsid="001a29f0" style:font-weight-asian="normal" style:font-weight-complex="normal"/>
    </style:style>
    <style:style style:name="P2" style:family="paragraph" style:parent-style-name="Standard">
      <style:text-properties style:font-name="Times New Roman" fo:font-size="12pt" fo:language="en" fo:country="US" fo:font-weight="normal" officeooo:rsid="001c0e6a" officeooo:paragraph-rsid="001c0e6a" style:font-weight-asian="normal" style:font-weight-complex="normal"/>
    </style:style>
    <style:style style:name="P3" style:family="paragraph" style:parent-style-name="Standard">
      <style:text-properties style:font-name="Times New Roman" fo:font-size="12pt" fo:language="en" fo:country="US" fo:font-weight="bold" officeooo:rsid="002473c1" officeooo:paragraph-rsid="002473c1" style:font-weight-asian="bold" style:font-weight-complex="bold"/>
    </style:style>
    <style:style style:name="P4" style:family="paragraph" style:parent-style-name="Standard">
      <style:text-properties style:font-name="Times New Roman" fo:font-size="12pt" fo:language="en" fo:country="US" fo:font-weight="bold" officeooo:rsid="0025896f" officeooo:paragraph-rsid="0025896f" style:font-weight-asian="bold" style:font-weight-complex="bold"/>
    </style:style>
    <style:style style:name="P5" style:family="paragraph" style:parent-style-name="Standard">
      <style:text-properties style:font-name="Times New Roman" fo:font-size="12pt" fo:language="en" fo:country="US" fo:font-weight="bold" officeooo:rsid="001a29f0" officeooo:paragraph-rsid="001a29f0" style:font-weight-asian="bold" style:font-weight-complex="bold"/>
    </style:style>
    <style:style style:name="P6" style:family="paragraph" style:parent-style-name="Standard">
      <style:text-properties style:font-name="Times New Roman" fo:font-size="14pt" fo:language="en" fo:country="US" fo:font-weight="normal" officeooo:rsid="00182cbf" officeooo:paragraph-rsid="00182cbf" style:font-weight-asian="normal" style:font-weight-complex="normal"/>
    </style:style>
    <style:style style:name="P7" style:family="paragraph" style:parent-style-name="Standard">
      <style:text-properties style:font-name="Times New Roman" fo:font-size="10pt" fo:language="en" fo:country="US" fo:font-weight="bold" officeooo:rsid="001c0e6a" officeooo:paragraph-rsid="001c0e6a" style:font-weight-asian="bold" style:font-weight-complex="bold"/>
    </style:style>
    <style:style style:name="P8" style:family="paragraph" style:parent-style-name="Standard">
      <style:text-properties style:font-name="Times New Roman" fo:font-size="10pt" fo:language="en" fo:country="US" fo:font-weight="normal" officeooo:rsid="002473c1" officeooo:paragraph-rsid="002473c1" style:font-weight-asian="normal" style:font-weight-complex="normal"/>
    </style:style>
    <style:style style:name="P9" style:family="paragraph" style:parent-style-name="Standard">
      <style:text-properties style:font-name="Times New Roman" fo:font-size="10pt" fo:language="en" fo:country="US" fo:font-weight="normal" officeooo:rsid="001f57ec" officeooo:paragraph-rsid="002473c1" style:font-weight-asian="normal" style:font-weight-complex="normal"/>
    </style:style>
    <style:style style:name="P10" style:family="paragraph" style:parent-style-name="Standard">
      <style:text-properties style:font-name="Times New Roman" fo:font-size="8pt" fo:language="en" fo:country="US" fo:font-weight="bold" officeooo:rsid="00182cbf" officeooo:paragraph-rsid="00182cbf" style:font-weight-asian="bold" style:font-weight-complex="bold"/>
    </style:style>
    <style:style style:name="P11" style:family="paragraph" style:parent-style-name="Standard">
      <style:text-properties style:font-name="Times New Roman" fo:font-size="8pt" fo:language="en" fo:country="US" fo:font-weight="bold" officeooo:rsid="00182cbf" officeooo:paragraph-rsid="001a29f0" style:font-weight-asian="bold" style:font-weight-complex="bold"/>
    </style:style>
    <style:style style:name="P12" style:family="paragraph" style:parent-style-name="Standard">
      <style:text-properties style:font-name="Times New Roman" fo:font-size="8pt" fo:language="en" fo:country="US" fo:font-weight="bold" officeooo:rsid="001a29f0" officeooo:paragraph-rsid="001a29f0" style:font-weight-asian="bold" style:font-weight-complex="bold"/>
    </style:style>
    <style:style style:name="P13" style:family="paragraph" style:parent-style-name="Standard">
      <style:text-properties style:font-name="Times New Roman" fo:font-size="8pt" fo:language="en" fo:country="US" fo:font-weight="bold" officeooo:rsid="002473c1" officeooo:paragraph-rsid="002473c1" style:font-weight-asian="bold" style:font-weight-complex="bold"/>
    </style:style>
    <style:style style:name="P14" style:family="paragraph" style:parent-style-name="compromise_20_body">
      <style:text-properties fo:font-size="9pt" style:font-size-asian="9pt" style:font-size-complex="9pt"/>
    </style:style>
    <style:style style:name="P15" style:family="paragraph" style:parent-style-name="compromise_20_body" style:list-style-name="L3"/>
    <style:style style:name="P16" style:family="paragraph" style:parent-style-name="compromise_20_body" style:list-style-name="L2"/>
    <style:style style:name="P17" style:family="paragraph" style:parent-style-name="compromise_20_body" style:list-style-name="L1"/>
    <style:style style:name="P18" style:family="paragraph" style:parent-style-name="compromise_20_body"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f01" style:font-weight-asian="normal" style:font-weight-complex="normal"/>
    </style:style>
    <style:style style:name="T3" style:family="text">
      <style:text-properties fo:font-weight="normal" officeooo:rsid="001c0e6a" style:font-weight-asian="normal" style:font-weight-complex="normal"/>
    </style:style>
    <style:style style:name="T4" style:family="text">
      <style:text-properties fo:font-weight="normal" officeooo:rsid="001dbda1" style:font-weight-asian="normal" style:font-weight-complex="normal"/>
    </style:style>
    <style:style style:name="T5" style:family="text">
      <style:text-properties fo:font-weight="normal" officeooo:rsid="001eaab6" style:font-weight-asian="normal" style:font-weight-complex="normal"/>
    </style:style>
    <style:style style:name="T6" style:family="text">
      <style:text-properties fo:font-weight="normal" officeooo:rsid="001f57ec" style:font-weight-asian="normal" style:font-weight-complex="normal"/>
    </style:style>
    <style:style style:name="T7" style:family="text">
      <style:text-properties fo:font-weight="normal" officeooo:rsid="002273d1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officeooo:rsid="00209e8e"/>
    </style:style>
    <style:style style:name="T10" style:family="text">
      <style:text-properties officeooo:rsid="0025896f"/>
    </style:style>
    <style:style style:name="T11" style:family="text">
      <style:text-properties fo:font-size="10pt" fo:language="en" fo:country="US"/>
    </style:style>
    <style:style style:name="T12" style:family="text">
      <style:text-properties officeooo:rsid="0027593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7593a"/>
    </style:style>
    <style:style style:name="T15" style:family="text">
      <style:text-properties fo:font-size="8pt" fo:language="en" fo:country="US"/>
    </style:style>
    <style:style style:name="T16" style:family="text">
      <style:text-properties fo:font-size="8pt" style:text-underline-style="solid" style:text-underline-width="auto" style:text-underline-color="font-color"/>
    </style:style>
    <style:style style:name="T17" style:family="text">
      <style:text-properties fo:font-size="8pt" style:text-underline-style="solid" style:text-underline-width="auto" style:text-underline-color="font-color" officeooo:rsid="0027593a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0" style:family="text">
      <style:text-properties fo:font-size="9pt" style:text-underline-style="solid" style:text-underline-width="auto" style:text-underline-color="font-color" officeooo:rsid="0027593a" style:font-size-asian="9pt" style:font-size-complex="9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ompromise_20_body">NWOKOLO GODWIN CHIDERA (<text:a xlink:type="simple" xlink:href="mailto:nwokolo.godwin.chidera@gmail.com" text:style-name="Internet_20_link" text:visited-style-name="Visited_20_Internet_20_Link">nwokolo.godwin.chidera@gmail.com</text:a>, +2349055284351) </text:p>
      <text:p text:style-name="compromise_20_body">Qualification:<text:span text:style-name="T1"> B.Eng Production Engineering</text:span></text:p>
      <text:p text:style-name="compromise_20_body">Address<text:span text:style-name="T1">: Lagos, Nigeria</text:span></text:p>
      <text:p text:style-name="P10"><text:span text:style-name="T1"/></text:p>
      <text:p text:style-name="P6">Career Objective</text:p>
      <text:p text:style-name="P14">As a software developer and a perpetual student of computer science, I am driven by an enduring intrigue in how computing can reveal and resolve real-world inefficiencies that shape our daily lives. I believe that through the application of mathematics, physics, and modern software development tools and workflows, we can collectively transform mentally exhausting, repetitive, and financially inefficient tasks into seamless, dividend-rewarding experiences. My goal is to be at the forefront of solving these deceptively small yet recurring challenges—freeing people to focus on the more meaningful aspects of work and life.</text:p>
      <text:p text:style-name="P11"><text:span text:style-name="T2"/></text:p>
      <text:p text:style-name="P5"><text:span text:style-name="T2">E</text:span><text:span text:style-name="T1">ducation</text:span></text:p>
      <text:p text:style-name="compromise_20_body">Secondary School Leaving Certificate — WASSCE, Kembos College, Lagos, 2015</text:p>
      <text:p text:style-name="compromise_20_body"><text:span text:style-name="T1">Bachelor Of Engineering — B.</text:span><text:span text:style-name="T3">E</text:span><text:span text:style-name="T1">ng Production Engineering, University Of Benin, 2025</text:span></text:p>
      <text:p text:style-name="P12"><text:span text:style-name="T1"/></text:p>
      <text:p text:style-name="P1">Skills</text:p>
      <text:p text:style-name="compromise_20_body"><text:span text:style-name="T1">Frontend Web Development, Backend Web Development, Cross Platform Application Development (Mobile &amp; Desktop), Native Android Application Development, Blockchain Development, Operating System Development, </text:span><text:span text:style-name="T3">Embedded Systems Development</text:span><text:span text:style-name="T1"> &amp; Machine Learning Development.</text:span></text:p>
      <text:p text:style-name="P12"><text:span text:style-name="T1"/></text:p>
      <text:p text:style-name="P2">Work Experience</text:p>
      <text:p text:style-name="P8">Core Developer — pythondotorg, <text:span text:style-name="T10">PSF</text:span>; September 2024 — Date</text:p>
      <text:p text:style-name="compromise_20_body">Summary of role experience:</text:p>
      <text:list text:style-name="L3">
        <text:list-item>
          <text:p text:style-name="P15">Reporting and fixing of issues </text:p>
        </text:list-item>
        <text:list-item>
          <text:p text:style-name="P15">Fixing Of non-verbose / overly-obtuse documentation which regularly leads to improper interpretation. </text:p>
        </text:list-item>
      </text:list>
      <text:p text:style-name="P9">Software Engineer — CodeDAN; <text:s/>July 2024 – Date</text:p>
      <text:p text:style-name="compromise_20_body">Summary of role experience:</text:p>
      <text:list text:style-name="L2">
        <text:list-item>
          <text:p text:style-name="P16">Processing of design documents on projects at hand.</text:p>
        </text:list-item>
        <text:list-item>
          <text:p text:style-name="P16">Working with stakeholders and implementing of wireframes, low-fidelity and high-fidelity sketches for applications still in ideation &amp; design stage.</text:p>
        </text:list-item>
        <text:list-item>
          <text:p text:style-name="P16">Implemented test cases and test suites for applications <text:s/>and products under development.</text:p>
        </text:list-item>
        <text:list-item>
          <text:p text:style-name="P16">Compilation and publishing of release and debug builds of products under development and in production. </text:p>
        </text:list-item>
      </text:list>
      <text:p text:style-name="P7"><text:span text:style-name="T1">Software Engineer — SquarePyra</text:span><text:span text:style-name="T4">mid; November 202</text:span><text:span text:style-name="T6">3</text:span><text:span text:style-name="T4"> — May 202</text:span><text:span text:style-name="T6">4</text:span></text:p>
      <text:p text:style-name="compromise_20_body">Summary of role experience:</text:p>
      <text:list text:style-name="L1">
        <text:list-item>
          <text:p text:style-name="P17"><text:span text:style-name="T1">Processed Product Requirement </text:span><text:span text:style-name="T7">Documents</text:span><text:span text:style-name="T1"> (PRDs) and </text:span><text:span text:style-name="T5">extracted resulting </text:span><text:span text:style-name="T7">immediate </text:span><text:span text:style-name="T5">and longer running commitments required by the projects.</text:span></text:p>
        </text:list-item>
        <text:list-item>
          <text:p text:style-name="P17">Implemented initial proofs of concepts which contributed to laying the ground truths expected of the shipped product.</text:p>
        </text:list-item>
        <text:list-item>
          <text:p text:style-name="P17">Implemented frontend applications with accessible interface for product visitors/stakeholders.</text:p>
        </text:list-item>
        <text:list-item>
          <text:p text:style-name="P17">Implemented backend applications to power distributed frontend applications while keeping latency at a <text:span text:style-name="T9">minimum</text:span>, thereby shipping only what was required to the client.</text:p>
        </text:list-item>
        <text:list-item>
          <text:p text:style-name="P17"><text:span text:style-name="T1">Implemented product-specific caching </text:span><text:span text:style-name="T6">algorithms </text:span><text:span text:style-name="T1">for long-running </text:span><text:span text:style-name="T6">backend tasks. </text:span></text:p>
        </text:list-item>
      </text:list>
      <text:p text:style-name="compromise_20_body"/>
      <text:p text:style-name="P3"><text:span text:style-name="T1">References</text:span></text:p>
      <text:p text:style-name="compromise_20_body">Available on request</text:p>
      <text:p text:style-name="P13"><text:span text:style-name="T1"/></text:p>
      <text:p text:style-name="P4"><text:span text:style-name="T1">Projects</text:span></text:p>
      <text:p text:style-name="compromise_20_body"><text:span text:style-name="T19">T (WIP) – Context-Aware Group Chat with LLMs </text:span><text:span text:style-name="T20">(</text:span><text:a xlink:type="simple" xlink:href="https://github.com/alvindera97/T" text:style-name="Internet_20_link" text:visited-style-name="Visited_20_Internet_20_Link"><text:span text:style-name="T20">https://github.com/alvindera97/T</text:span></text:a><text:span text:style-name="T20">)</text:span></text:p>
      <text:p text:style-name="compromise_20_body">Technologies: Kafka, REST APIs, TypeScript, Node.js, React (WIP), PostgreSQL</text:p>
      <text:p text:style-name="compromise_20_body">Designed and developed a web application enabling group chats powered by <text:span text:style-name="T12">participating </text:span>LLMs <text:span text:style-name="T12">serving as individual group chat members </text:span>that track and respond to ongoing thread context, message references, and user mentions. <text:span text:style-name="T12">Project currently on pause due to ongoing UI/UX design work for the chat interface.</text:span></text:p>
      <text:p text:style-name="compromise_20_body"/>
      <text:p text:style-name="P18">Internal Freelance App (<text:span text:style-name="T12">Codename Adept Axolotl</text:span>) [In Progress]</text:p>
      <text:p text:style-name="compromise_20_body">Technologies: Kotlin, Jetpack Compose</text:p>
      <text:p text:style-name="compromise_20_body">Responsible for full-stack logic, including networking, persistence, and reactive/<text:span text:style-name="T12">responsive </text:span>UI. Currently in development under a private freelance engagement.</text:p>
      <text:p text:style-name="compromise_20_body"/>
      <text:p text:style-name="P18">File System Performance Benchmarking Using FUSE</text:p>
      <text:p text:style-name="compromise_20_body">Technologies: <text:span text:style-name="T12">Python,</text:span> FUSE, Trie/Linear/Binary Search Algorithms</text:p>
      <text:p text:style-name="compromise_20_body">Collaborated on the development of custom file systems integrated with FUSE. Implemented multiple indexing strategies (binary, linear, and trie-based search) and performed comparative benchmarks to evaluate retrieval performance under varying file access patterns.</text:p>
      <text:p text:style-name="compromise_20_body"/>
      <text:p text:style-name="P4"><text:span text:style-name="T1">Professional Memberships</text:span></text:p>
      <text:p text:style-name="compromise_20_body">Python Software Foundation (PSF) Member (September 2016 — Dat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mpromise_20_body" style:display-name="compromise body" style:family="paragraph" style:parent-style-name="Standard">
      <style:text-properties style:font-name="Times New Roman" fo:font-family="'Times New Roman'" style:font-family-generic="roman" style:font-pitch="variable" fo:font-size="9pt" fo:language="en" fo:country="US" fo:font-weight="normal" officeooo:rsid="0018ef01" style:font-size-asian="9pt" style:font-weight-asian="normal" style:font-size-complex="9pt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2:24:00.001716910</meta:creation-date>
    <dc:date>2025-06-18T00:48:11.694544125</dc:date>
    <meta:editing-duration>PT11M1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42" meta:word-count="499" meta:character-count="3820" meta:non-whitespace-character-count="3358"/>
  </office:meta>
</office:document-meta>
</file>